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7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7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7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7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7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7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7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8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8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8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8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8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8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8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9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9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9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9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9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9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9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0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0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0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0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0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0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0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Nadpis1"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adpis2" style:family="paragraph">
      <style:text-properties fo:font-weight="bold" style:font-weight-asian="bold"/>
    </style:style>
    <style:style style:name="P3" style:parent-style-name="Odstavecseseznamem" style:family="paragraph">
      <style:paragraph-properties fo:margin-bottom="0in"/>
    </style:style>
    <style:style style:name="P4" style:parent-style-name="Odstavecseseznamem" style:family="paragraph">
      <style:paragraph-properties fo:margin-bottom="0in" fo:line-height="100%"/>
    </style:style>
    <style:style style:name="T5" style:parent-style-name="Standardnípísmoodstavce" style:family="text">
      <style:text-properties fo:font-weight="bold" style:font-weight-asian="bold"/>
    </style:style>
    <style:style style:name="P6" style:parent-style-name="Odstavecseseznamem" style:family="paragraph">
      <style:paragraph-properties fo:margin-bottom="0in" fo:line-height="100%"/>
    </style:style>
    <style:style style:name="T7" style:parent-style-name="Standardnípísmoodstavce" style:family="text">
      <style:text-properties fo:font-weight="bold" style:font-weight-asian="bold"/>
    </style:style>
    <style:style style:name="P8" style:parent-style-name="Odstavecseseznamem" style:family="paragraph">
      <style:paragraph-properties fo:margin-bottom="0in" fo:line-height="100%"/>
    </style:style>
    <style:style style:name="T9" style:parent-style-name="Standardnípísmoodstavce" style:family="text">
      <style:text-properties fo:font-weight="bold" style:font-weight-asian="bold"/>
    </style:style>
    <style:style style:name="P10" style:parent-style-name="Odstavecseseznamem" style:family="paragraph"/>
    <style:style style:name="P11" style:parent-style-name="Odstavecseseznamem" style:family="paragraph"/>
    <style:style style:name="P12" style:parent-style-name="Odstavecseseznamem" style:family="paragraph"/>
    <style:style style:name="P13" style:parent-style-name="Odstavecseseznamem" style:family="paragraph"/>
    <style:style style:name="P14" style:parent-style-name="Odstavecseseznamem" style:family="paragraph"/>
    <style:style style:name="P15" style:parent-style-name="Odstavecseseznamem" style:family="paragraph">
      <style:paragraph-properties fo:margin-bottom="0in" fo:line-height="100%"/>
    </style:style>
    <style:style style:name="P16" style:parent-style-name="Odstavecseseznamem" style:family="paragraph">
      <style:paragraph-properties fo:line-height="100%"/>
    </style:style>
    <style:style style:name="T17" style:parent-style-name="Standardnípísmoodstavce" style:family="text">
      <style:text-properties fo:font-weight="bold" style:font-weight-asian="bold"/>
    </style:style>
    <style:style style:name="P18" style:parent-style-name="Odstavecseseznamem" style:family="paragraph"/>
    <style:style style:name="T19" style:parent-style-name="Standardnípísmoodstavce" style:family="text">
      <style:text-properties fo:font-weight="bold" style:font-weight-asian="bold"/>
    </style:style>
    <style:style style:name="P20" style:parent-style-name="Odstavecseseznamem" style:family="paragraph"/>
    <style:style style:name="T21" style:parent-style-name="Standardnípísmoodstavce" style:family="text">
      <style:text-properties fo:font-weight="bold" style:font-weight-asian="bold"/>
    </style:style>
    <style:style style:name="P22" style:parent-style-name="Odstavecseseznamem" style:family="paragraph"/>
    <style:style style:name="P23" style:parent-style-name="Odstavecseseznamem" style:family="paragraph"/>
    <style:style style:name="P24" style:parent-style-name="Odstavecseseznamem" style:family="paragraph"/>
    <style:style style:name="P25" style:parent-style-name="Odstavecseseznamem" style:family="paragraph"/>
    <style:style style:name="T26" style:parent-style-name="Standardnípísmoodstavce" style:family="text">
      <style:text-properties fo:font-weight="bold" style:font-weight-asian="bold"/>
    </style:style>
    <style:style style:name="P27" style:parent-style-name="Odstavecseseznamem" style:family="paragraph"/>
    <style:style style:name="T28" style:parent-style-name="Standardnípísmoodstavce" style:family="text">
      <style:text-properties fo:font-weight="bold" style:font-weight-asian="bold"/>
    </style:style>
    <style:style style:name="P29" style:parent-style-name="Odstavecseseznamem" style:family="paragraph"/>
    <style:style style:name="P30" style:parent-style-name="Odstavecseseznamem" style:family="paragraph"/>
    <style:style style:name="P31" style:parent-style-name="Odstavecseseznamem" style:family="paragraph"/>
    <style:style style:name="T32" style:parent-style-name="Standardnípísmoodstavce" style:family="text">
      <style:text-properties fo:font-weight="bold" style:font-weight-asian="bold"/>
    </style:style>
    <style:style style:name="P33" style:parent-style-name="Nadpis2" style:family="paragraph">
      <style:text-properties fo:font-weight="bold" style:font-weight-asian="bold"/>
    </style:style>
    <style:style style:name="P34" style:parent-style-name="Odstavecseseznamem" style:family="paragraph"/>
    <style:style style:name="P35" style:parent-style-name="Odstavecseseznamem" style:family="paragraph"/>
    <style:style style:name="P36" style:parent-style-name="Odstavecseseznamem" style:family="paragraph"/>
    <style:style style:name="P37" style:parent-style-name="Odstavecseseznamem" style:family="paragraph"/>
    <style:style style:name="P38" style:parent-style-name="Odstavecseseznamem" style:family="paragraph"/>
    <style:style style:name="T39" style:parent-style-name="Standardnípísmoodstavce" style:family="text">
      <style:text-properties fo:font-weight="bold" style:font-weight-asian="bold"/>
    </style:style>
    <style:style style:name="T40" style:parent-style-name="Standardnípísmoodstavce" style:family="text">
      <style:text-properties fo:font-weight="bold" style:font-weight-asian="bold"/>
    </style:style>
    <style:style style:name="P41" style:parent-style-name="Odstavecseseznamem" style:family="paragraph"/>
    <style:style style:name="T42" style:parent-style-name="Standardnípísmoodstavce" style:family="text">
      <style:text-properties fo:font-weight="bold" style:font-weight-asian="bold"/>
    </style:style>
    <style:style style:name="T43" style:parent-style-name="Standardnípísmoodstavce" style:family="text">
      <style:text-properties fo:font-weight="bold" style:font-weight-asian="bold"/>
    </style:style>
    <style:style style:name="P44" style:parent-style-name="Odstavecseseznamem" style:family="paragraph"/>
    <style:style style:name="P45" style:parent-style-name="Odstavecseseznamem" style:family="paragraph"/>
    <style:style style:name="P46" style:parent-style-name="Odstavecseseznamem" style:family="paragraph"/>
    <style:style style:name="T47" style:parent-style-name="Standardnípísmoodstavce" style:family="text">
      <style:text-properties fo:font-weight="bold" style:font-weight-asian="bold"/>
    </style:style>
    <style:style style:name="T48" style:parent-style-name="Standardnípísmoodstavce" style:family="text">
      <style:text-properties fo:font-style="italic" style:font-style-asian="italic"/>
    </style:style>
    <style:style style:name="T49" style:parent-style-name="Standardnípísmoodstavce" style:family="text">
      <style:text-properties fo:font-style="italic" style:font-style-asian="italic"/>
    </style:style>
    <style:style style:name="P50" style:parent-style-name="Odstavecseseznamem" style:family="paragraph"/>
    <style:style style:name="T51" style:parent-style-name="Standardnípísmoodstavce" style:family="text">
      <style:text-properties fo:font-style="italic" style:font-style-asian="italic"/>
    </style:style>
    <style:style style:name="P52" style:parent-style-name="Odstavecseseznamem" style:family="paragraph"/>
    <style:style style:name="T53" style:parent-style-name="Hypertextovýodkaz" style:family="text">
      <style:text-properties style:use-window-font-color="true" style:text-underline-type="none"/>
    </style:style>
    <style:style style:name="T54" style:parent-style-name="Hypertextovýodkaz" style:family="text">
      <style:text-properties style:use-window-font-color="true" style:text-underline-type="none"/>
    </style:style>
    <style:style style:name="T55" style:parent-style-name="Standardnípísmoodstavce" style:family="text">
      <style:text-properties fo:font-style="italic" style:font-style-asian="italic"/>
    </style:style>
    <style:style style:name="P56" style:parent-style-name="Odstavecseseznamem" style:family="paragraph"/>
    <style:style style:name="T57" style:parent-style-name="Standardnípísmoodstavce" style:family="text">
      <style:text-properties fo:font-style="italic" style:font-style-asian="italic"/>
    </style:style>
    <style:style style:name="P58" style:parent-style-name="Odstavecseseznamem" style:family="paragraph"/>
    <style:style style:name="P59" style:parent-style-name="Odstavecseseznamem" style:family="paragraph"/>
    <style:style style:name="P60" style:parent-style-name="Odstavecseseznamem" style:family="paragraph"/>
    <style:style style:name="P61" style:parent-style-name="Odstavecseseznamem" style:family="paragraph"/>
    <style:style style:name="P62" style:parent-style-name="Odstavecseseznamem" style:family="paragraph"/>
    <style:style style:name="P63" style:parent-style-name="Odstavecseseznamem" style:family="paragraph">
      <style:paragraph-properties fo:margin-bottom="0in"/>
    </style:style>
    <style:style style:name="P64" style:parent-style-name="Odstavecseseznamem" style:family="paragraph">
      <style:paragraph-properties fo:margin-bottom="0in"/>
    </style:style>
    <style:style style:name="P65" style:parent-style-name="Odstavecseseznamem" style:family="paragraph">
      <style:paragraph-properties fo:margin-bottom="0in"/>
    </style:style>
    <style:style style:name="P66" style:parent-style-name="Odstavecseseznamem" style:family="paragraph">
      <style:paragraph-properties fo:margin-bottom="0in"/>
    </style:style>
    <style:style style:name="P67" style:parent-style-name="Odstavecseseznamem" style:family="paragraph">
      <style:paragraph-properties fo:margin-bottom="0in"/>
    </style:style>
    <style:style style:name="P68" style:parent-style-name="Odstavecseseznamem" style:family="paragraph">
      <style:paragraph-properties fo:margin-bottom="0in"/>
    </style:style>
    <style:style style:name="P69" style:parent-style-name="Odstavecseseznamem" style:family="paragraph">
      <style:paragraph-properties fo:margin-bottom="0in"/>
    </style:style>
    <style:style style:name="P70" style:parent-style-name="Odstavecseseznamem" style:family="paragraph">
      <style:paragraph-properties fo:margin-bottom="0in"/>
    </style:style>
    <style:style style:name="P71" style:parent-style-name="Odstavecseseznamem" style:family="paragraph">
      <style:paragraph-properties fo:margin-bottom="0in"/>
    </style:style>
    <style:style style:name="P72" style:parent-style-name="Odstavecseseznamem" style:family="paragraph">
      <style:paragraph-properties fo:margin-bottom="0in"/>
    </style:style>
    <style:style style:name="P73" style:parent-style-name="Nadpis3" style:family="paragraph">
      <style:text-properties fo:font-weight="bold" style:font-weight-asian="bold" style:font-weight-complex="bold"/>
    </style:style>
    <style:style style:name="P74" style:parent-style-name="Odstavecseseznamem" style:family="paragraph">
      <style:paragraph-properties fo:margin-bottom="0in"/>
    </style:style>
    <style:style style:name="P75" style:parent-style-name="Odstavecseseznamem" style:family="paragraph">
      <style:paragraph-properties fo:margin-bottom="0in"/>
    </style:style>
    <style:style style:name="P76" style:parent-style-name="Odstavecseseznamem" style:family="paragraph">
      <style:paragraph-properties fo:margin-bottom="0in"/>
    </style:style>
    <style:style style:name="P77" style:parent-style-name="Odstavecseseznamem" style:family="paragraph">
      <style:paragraph-properties fo:margin-bottom="0in"/>
    </style:style>
    <style:style style:name="P78" style:parent-style-name="Odstavecseseznamem" style:family="paragraph">
      <style:paragraph-properties fo:margin-bottom="0in"/>
    </style:style>
    <style:style style:name="P79" style:parent-style-name="Nadpis2" style:family="paragraph">
      <style:text-properties fo:font-weight="bold" style:font-weight-asian="bold" style:font-weight-complex="bold"/>
    </style:style>
    <style:style style:name="P80" style:parent-style-name="Odstavecseseznamem" style:family="paragraph">
      <style:paragraph-properties fo:margin-bottom="0in"/>
    </style:style>
    <style:style style:name="P81" style:parent-style-name="Odstavecseseznamem" style:family="paragraph">
      <style:paragraph-properties fo:margin-bottom="0in"/>
    </style:style>
    <style:style style:name="P82" style:parent-style-name="Odstavecseseznamem" style:family="paragraph">
      <style:paragraph-properties fo:margin-bottom="0in"/>
    </style:style>
    <style:style style:name="P83" style:parent-style-name="Odstavecseseznamem" style:family="paragraph">
      <style:paragraph-properties fo:margin-bottom="0in"/>
    </style:style>
    <style:style style:name="T84" style:parent-style-name="Standardnípísmoodstavce" style:family="text">
      <style:text-properties fo:background-color="#FFFFFF"/>
    </style:style>
    <style:style style:name="P85" style:parent-style-name="Odstavecseseznamem" style:family="paragraph">
      <style:paragraph-properties fo:margin-bottom="0in"/>
    </style:style>
    <style:style style:name="T86" style:parent-style-name="Standardnípísmoodstavce" style:family="text">
      <style:text-properties fo:background-color="#FFFFFF"/>
    </style:style>
    <style:style style:name="P87" style:parent-style-name="Odstavecseseznamem" style:family="paragraph">
      <style:paragraph-properties fo:margin-bottom="0in"/>
      <style:text-properties fo:font-weight="bold" style:font-weight-asian="bold"/>
    </style:style>
    <style:style style:name="P88" style:parent-style-name="Odstavecseseznamem" style:family="paragraph">
      <style:paragraph-properties fo:margin-bottom="0in"/>
    </style:style>
    <style:style style:name="T89" style:parent-style-name="Standardnípísmoodstavce" style:family="text">
      <style:text-properties fo:font-weight="bold" style:font-weight-asian="bold" fo:background-color="#FFFFFF"/>
    </style:style>
    <style:style style:name="T90" style:parent-style-name="Standardnípísmoodstavce" style:family="text">
      <style:text-properties fo:background-color="#FFFFFF"/>
    </style:style>
    <style:style style:name="T91" style:parent-style-name="Standardnípísmoodstavce" style:family="text">
      <style:text-properties fo:font-weight="bold" style:font-weight-asian="bold" fo:font-style="italic" style:font-style-asian="italic" fo:background-color="#FFFFFF"/>
    </style:style>
    <style:style style:name="T92" style:parent-style-name="Standardnípísmoodstavce" style:family="text">
      <style:text-properties fo:background-color="#FFFFFF"/>
    </style:style>
    <style:style style:name="T93" style:parent-style-name="Standardnípísmoodstavce" style:family="text">
      <style:text-properties fo:font-weight="bold" style:font-weight-asian="bold" fo:background-color="#FFFFFF"/>
    </style:style>
    <style:style style:name="T94" style:parent-style-name="Standardnípísmoodstavce" style:family="text">
      <style:text-properties fo:background-color="#FFFFFF"/>
    </style:style>
  </office:automatic-styles>
  <office:body>
    <office:text text:use-soft-page-breaks="true">
      <text:h text:style-name="P1" text:outline-level="1">7. Baroko domácí a exulantské? Pavel Stránský: O státě českém; Bohuslav Balbín: Krásy a bohatství české země</text:h>
      <text:h text:style-name="P2" text:outline-level="2">Historicko-společenský kontext</text:h>
      <text:list text:style-name="LFO1" text:continue-numbering="true">
        <text:list-item>
          <text:p text:style-name="P3">Přechod z humanismu a manýrismu na baroko<text:s/>byl pozvolný.</text:p>
        </text:list-item>
        <text:list-item>
          <text:p text:style-name="P4">Baroko je poslední syntetickou érou, která zaštiťuje kulturu, umění, myšlení, politiku, právo, mravy atd. Má kořeny v Itálii a Španělsku. Je to<text:s/><text:span text:style-name="T5">poslední komplexní umělecký a myšlenkový sloh</text:span>.</text:p>
        </text:list-item>
        <text:list-item>
          <text:p text:style-name="P6">Trvalo velmi dlouho. U nás začalo někdy okolo bitvy<text:s/>na Bílé hoře a končí někdy za tereziánských válek (pol. 18. stol.). Je tedy ohraničené a<text:s/><text:span text:style-name="T7">velmi ovlivněné válkami</text:span>.</text:p>
        </text:list-item>
        <text:list-item>
          <text:p text:style-name="P8">Tzn. asi<text:s/><text:span text:style-name="T9">16. – 18. století</text:span>, v lidovém umění doznívalo ještě dlouho potom.</text:p>
        </text:list-item>
        <text:list-item>
          <text:p text:style-name="P10">V Čechách byla předtím velmi vysoká tolerance reformovaného náboženství. Poddaný mohl věřit jinak, než věřila jeho vrchnost a mohli si dokonce postavit i svůj kostel – V Evropě velmi unikátní přístup.</text:p>
        </text:list-item>
        <text:list-item>
          <text:p text:style-name="P11">Původně katolická menšina se opět dostává k moci a musí dojít ke sjednocení náboženství.</text:p>
        </text:list-item>
        <text:list-item>
          <text:p text:style-name="P12">Poddaní už nemají možnost volby víry. Musí buď konvertovat, nebo emigrovat a odevzdat svůj majetek.</text:p>
        </text:list-item>
        <text:list-item>
          <text:p text:style-name="P13">Žánry: kázání, teologické traktáty, duchovní lyrika, legendistika, naukové spisy náboženské (Život Krista pána), vlastivěda, kronikářství, historiografie, státověda, jazykověda, barokní dramata (často námět českých dějin, život světců, nebo události církevního roku), světská poezie (ohlas v prostředí česky hovořící šlechty).</text:p>
        </text:list-item>
        <text:list-item>
          <text:p text:style-name="P14">Rozpory barokní doby, všechna protivenství proti nekatolíkům – intelektuálové si dokázali porozumět přes všechna příkoří i státy.</text:p>
        </text:list-item>
        <text:list-item>
          <text:p text:style-name="P15">Preference vzdělávacích a výchovných spisů příznačná pro českou literaturu převládla i v 17. a 18. století. Právě v této oblasti vynikli učenci a popularizátoři.</text:p>
        </text:list-item>
        <text:list-item>
          <text:p text:style-name="P16"><text:span text:style-name="T17">Rekatolizace země</text:span><text:s/>po bitvě na Bílé hoře změnila strukturu publika a funkci literatury.</text:p>
        </text:list-item>
        <text:list-item>
          <text:p text:style-name="P18">Po<text:s/><text:span text:style-name="T19">emigraci protestanské šlechty a vzdělanců</text:span><text:s/>a poté, co se česká (katolická) šlechta podvolila Habsburkům, patřila většina obyvatelstva zajímajícího se o české spisy k nižším vrstvám (venkované, řemeslníci).</text:p>
        </text:list-item>
        <text:list-item>
          <text:p text:style-name="P20"><text:span text:style-name="T21">Politika protireformace</text:span>, která v zemi vládla, byla založena na náboženské převýchově obyvatelstva.</text:p>
        </text:list-item>
        <text:list-item>
          <text:p text:style-name="P22">Spisovatelé (nejčastěji kazatelé nebo mniši) se uchylovali ke zvláštním formám literárního projevu příznačným především pro náboženské písně, kázání a zbožné knihy.</text:p>
        </text:list-item>
        <text:list-item>
          <text:p text:style-name="P23">Celkové podmínky vedly k omezení<text:s/>literárních žánrů a estetických postupů.</text:p>
        </text:list-item>
        <text:list-item>
          <text:p text:style-name="P24">Významná úloha kněžích přispěla k docenění latiny.</text:p>
        </text:list-item>
        <text:list-item>
          <text:p text:style-name="P25">Kazatelům a autorům duchovně zaměřených knih šlo také<text:s/><text:span text:style-name="T26">o jazykové vlastenectví</text:span>, ale v duchu baroka, které cenilo vše neobyčejné, stylisticky šokující, často užívali<text:s/>výrazů napodobujících latinu nebo latinské citáty. Své texty nadále psali také v latině, někdy i v němčině.</text:p>
        </text:list-item>
        <text:list-item>
          <text:p text:style-name="P27">Nebyla to však jen doba „temna“.<text:s/><text:span text:style-name="T28">České umění a hudba dosáhly značné úrovně</text:span>.</text:p>
        </text:list-item>
        <text:list-item>
          <text:p text:style-name="P29">Z barokních písní a básní těžil romantismus, symbolismus, poezie surrealistická i současná.</text:p>
        </text:list-item>
        <text:list-item>
          <text:p text:style-name="P30">Ve společnosti rozdvojenost: protestanti a katolíci. Protestanti měli ještě na začátku 17.st. většinu, katolíci získali převahu později.</text:p>
        </text:list-item>
        <text:list-item>
          <text:p text:style-name="P31"><text:span text:style-name="T32">Protestanské baroko</text:span><text:s/>– nejvýznamnějším autorem Komenský, autoři často v exilu.</text:p>
        </text:list-item>
      </text:list>
      <text:p text:style-name="Normální"/>
      <text:h text:style-name="P33" text:outline-level="2">Pavel Stránský</text:h>
      <text:list text:style-name="LFO2" text:continue-numbering="true">
        <text:list-item>
          <text:p text:style-name="P34">Pavel<text:s/>Stránský ze Zapské Stránky (1583-1657), měšťanský novoutrakvistický (křesťanská konfese ovlivněná lutheránstvím) publicista, především autor spisu o státoprávním uspořádání předbělohorského českého království; příležitostný latinský básník.</text:p>
        </text:list-item>
        <text:list-item>
          <text:p text:style-name="P35">Studoval univerzitu v Praze, působil jako správce školy v Litoměřicích, odmítl profesuru na UK.</text:p>
        </text:list-item>
        <text:list-item>
          <text:p text:style-name="P36">Oženil se s bohatou vdovou a stal se městským písařem.</text:p>
        </text:list-item>
        <text:list-item>
          <text:p text:style-name="P37">1617 – byl v Praze devět dní vězněn za odpor proti udělení městského práva dvěma stoupencům jezuitů.</text:p>
        </text:list-item>
        <text:list-item>
          <text:p text:style-name="P38">1623 – byl za<text:s/><text:span text:style-name="T39">symp</text:span><text:span text:style-name="T40">atie se stavovským povstáním</text:span><text:s/>(vyvrcholilo 1620 bitvou na Bílé hoře) potrestán ztrátou 2/3 majetku.</text:p>
        </text:list-item>
        <text:list-item>
          <text:p text:style-name="P41">1627 dva dny veřejně disputoval s kapucínskými instruktory rekatolizace – Valerius Magni, František z Rozdražova -&gt; kvalifikováno jako<text:s/><text:span text:style-name="T42">vzpoura a byl vypověze</text:span><text:span text:style-name="T43">n ze země</text:span>.</text:p>
        </text:list-item>
        <text:list-item>
          <text:p text:style-name="P44">Odešel do saského Perna a zde pečoval o majetek evangelických exulantů. Po roztržce s fanatickým lutheránem Pern opustil.</text:p>
        </text:list-item>
        <text:list-item>
          <text:p text:style-name="P45">Od r. 1637 je doložen jeho pobyt v Toruni, kde působil jako profesor na latinském gymnáziu.</text:p>
        </text:list-item>
        <text:list-item>
          <text:p text:style-name="P46"><text:span text:style-name="T47">Traktát</text:span><text:s/>= k šíření náboženských<text:s/>idejí -&gt;<text:s/><text:span text:style-name="T48">Proti hostinským, v Čechách se do kostelův tlačících jazykům na nedbalého Čecha učiněný okřik</text:span><text:s/>– zkráceně<text:s/><text:span text:style-name="T49">Okřik</text:span><text:s/>(1618). Varuje před německou expanzí, konkrétně před pronikáním lutheránských a kalvínských kněží do Čech. Podepřeno historickými argumenty, psáno humanistickým slohem.</text:p>
        </text:list-item>
        <text:list-item>
          <text:p text:style-name="P50">Hlavním dílem je<text:s/><text:span text:style-name="T51">Respublica Bohemiae</text:span>.</text:p>
        </text:list-item>
        <text:list-item>
          <text:p text:style-name="P52">Jméno Pavla Stránského bylo umístěno pod okny Národního muzea v <text:a office:title="Praha" xlink:href="https://cs.wikipedia.org/wiki/Praha" office:target-frame-name="_top" xlink:show="replace"><text:span text:style-name="T53">Praze</text:span></text:a> spolu s mnoha dalšími, viz <text:a office:title="Dvaasedmdesát jmen české historie" xlink:href="https://cs.wikipedia.org/wiki/Dvaasedmdesát_jmen_české_historie" office:target-frame-name="_top" xlink:show="replace"><text:span text:style-name="T54">Dvaasedmdesát jmen české historie</text:span></text:a>.</text:p>
        </text:list-item>
      </text:list>
      <text:h text:style-name="Nadpis2" text:outline-level="2">O<text:s/><text:span text:style-name="T55">státě českém</text:span></text:h>
      <text:list text:style-name="LFO3" text:continue-numbering="true">
        <text:list-item>
          <text:p text:style-name="P56"><text:span text:style-name="T57">Respublica bohemiae<text:s/></text:span>vznikla na objednávku leidenských tiskařů bratří Elzievirů pro sbírku pojednání o všech evropských (i jiných) státech, vydávanou 1625-49.</text:p>
        </text:list-item>
        <text:list-item>
          <text:p text:style-name="P58">Obsahuje geografické, historické, náboženské, právní, hospodářské a politické poučení o předbělohorském českém království.</text:p>
        </text:list-item>
        <text:list-item>
          <text:p text:style-name="P59">Je pojato jako obrana českého státního práva proti bělohorským vítězům.<text:s/></text:p>
        </text:list-item>
        <text:list-item>
          <text:p text:style-name="P60">Spis došel<text:s/>značného evropského ohlasu. Byl to jeden z nejúspěšnějších svazku elzevirské sbírky.</text:p>
        </text:list-item>
        <text:list-item>
          <text:p text:style-name="P61">Oceňoval jej i okruh domácích patriotických historiků kolem Bohuslava Balbína.<text:s/></text:p>
        </text:list-item>
        <text:list-item>
          <text:p text:style-name="P62">Koncem 18. století dílo přeložil do němčiny a mnohonásobně rozšířil doplňky a opravami I. Cornova.</text:p>
        </text:list-item>
      </text:list>
      <text:h text:style-name="Nadpis2" text:outline-level="2">Bohuslav Balbín</text:h>
      <text:list text:style-name="LFO9" text:continue-numbering="true">
        <text:list-item>
          <text:p text:style-name="P63">3. 12. 1621 (Hradec Králové),† 28. 11. 1688 (Praha)</text:p>
        </text:list-item>
        <text:list-item>
          <text:p text:style-name="P64">Bohuslav Ludvík Balbín přišel na svět v nepříliš bohaté, kdysi erbovní, královéhradecké měšťanské rodině jako potomek rytířského rodu Balbínů z Vorličné</text:p>
        </text:list-item>
        <text:list-item>
          <text:p text:style-name="P65">spisovatel, kněz, historik, pedagog</text:p>
        </text:list-item>
        <text:list-item>
          <text:p text:style-name="P66">jezuita, vlastenec</text:p>
        </text:list-item>
        <text:list-item>
          <text:p text:style-name="P67">zájem o historii českého národa, o přírodu</text:p>
        </text:list-item>
        <text:list-item>
          <text:p text:style-name="P68">Jezuitský řád, magistr filosofie</text:p>
        </text:list-item>
        <text:list-item>
          <text:p text:style-name="P69">1642 - 1645: pedagog</text:p>
        </text:list-item>
        <text:list-item>
          <text:p text:style-name="P70">1646: studium teologie</text:p>
        </text:list-item>
        <text:list-item>
          <text:p text:style-name="P71">1649: vysvěcen na kněze</text:p>
        </text:list-item>
        <text:list-item>
          <text:p text:style-name="P72">psal výhradně latinsky</text:p>
        </text:list-item>
      </text:list>
      <text:h text:style-name="Nadpis3" text:outline-level="3"/>
      <text:h text:style-name="P73" text:outline-level="3">Dílo</text:h>
      <text:list text:style-name="LFO10" text:continue-numbering="true">
        <text:list-item>
          <text:p text:style-name="P74">básně, divadelní hry, historické práce, učebnice, životopisy</text:p>
        </text:list-item>
        <text:list-item>
          <text:p text:style-name="P75">Obrana jazyka slovanského, zvláště českého</text:p>
        </text:list-item>
        <text:list-item>
          <text:p text:style-name="P76">Výtah z dějin českých aneb historie boleslavská</text:p>
        </text:list-item>
        <text:list-item>
          <text:p text:style-name="P77">Rozmanitosti z historie Království českého</text:p>
        </text:list-item>
        <text:list-item>
          <text:p text:style-name="P78">Včelí roj (sbírka básní)</text:p>
        </text:list-item>
      </text:list>
      <text:h text:style-name="Nadpis2" text:outline-level="2"/>
      <text:h text:style-name="P79" text:outline-level="2">Krásy a bohatství české země</text:h>
      <text:list text:style-name="LFO11" text:continue-numbering="true">
        <text:list-item>
          <text:p text:style-name="P80">vlastivědné dílo největšího českého barokního historika, jezuity a vlastence</text:p>
        </text:list-item>
        <text:list-item>
          <text:p text:style-name="P81">obsahuje zeměpisný, přírodopisný i historický obraz Čech 17. století</text:p>
        </text:list-item>
        <text:list-item>
          <text:p text:style-name="P82">zahrnuje: podobu a polohu Čech, památné jeskyně, nerostné suroviny, tradiční řemesla, přírodní bohatství</text:p>
        </text:list-item>
        <text:list-item>
          <text:p text:style-name="P83"><text:span text:style-name="T84">začátek knihy pojednává o životě Bohuslava Balbína, Balbínovo dílo je velice obsáhlé a tak byla přeložena pouze jeho část</text:span></text:p>
        </text:list-item>
        <text:list-item>
          <text:p text:style-name="P85"><text:span text:style-name="T86">první se zabývá přírodopisem Čech, druhá pojednává o obyvatelích české země a třetí je českým místopisem, který obsahuje popis krajů, hradů a měst</text:span></text:p>
        </text:list-item>
        <text:list-item>
          <text:p text:style-name="P87">(Zdeňka Tichá: úvodní studie v knize: Bohuslav Balbín: Krásy a bohatství české země)</text:p>
        </text:list-item>
        <text:list-item>
          <text:p text:style-name="P88"><text:span text:style-name="T89">Miscellanea historica Regni Bohemiae</text:span><text:span text:style-name="T90"> - 1679,<text:s/></text:span><text:span text:style-name="T91">Rozmanitosti z historie Království českého</text:span><text:span text:style-name="T92">, nejrozsáhlejší Balbínovo dílo. Původně autor zamýšlel vytvořit obsáhlé syntetické dějiny, nakonec pak vydával velký nahromaděný materiál v tematických řadách. Dílo bylo rozvrženo do dvou řad vždy po deseti knihách. Za života Balbína vyšlo osm knih z první desítky a dvě z druhé desítky. Knihy obsahovaly přírodní a zeměpisné poměry, místopis Čech, osídlení, jazyk a zvyky, životopisy českých světců, úvahy o původu Čechů, dějiny českých panovníků, rodopisy české šlechty, dějiny far a pražských biskupů. V rukopise pak zůstaly poslední dvě knihy z první desítky, které byly vydané v letech 1776 - 80. Kniha </text:span><text:span text:style-name="T93">Bohemia docta</text:span><text:span text:style-name="T94"> - Čechy učené byla první českou literární historickou knihou.</text:span></text:p>
        </text:list-item>
      </text:list>
      <text:h text:style-name="Nadpis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adpis2" style:display-name="Nadpis 2" style:family="paragraph" style:parent-style-name="Normální" style:next-style-name="Normální"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adpis3" style:display-name="Nadpis 3" style:family="paragraph" style:parent-style-name="Normální" style:next-style-name="Normální"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Light" style:font-name-asian="Times New Roman" style:font-name-complex="Times New Roman" fo:color="#2E74B5" fo:font-size="16pt" style:font-size-asian="16pt" style:font-size-complex="16pt"/>
    </style:style>
    <style:style style:name="Nadpis2Char" style:display-name="Nadpis 2 Char" style:family="text" style:parent-style-name="Standardnípísmoodstavce">
      <style:text-properties style:font-name="Calibri Light" style:font-name-asian="Times New Roman" style:font-name-complex="Times New Roman" fo:color="#2E74B5" fo:font-size="13pt" style:font-size-asian="13pt" style:font-size-complex="13pt"/>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apple-converted-space" style:display-name="apple-converted-space" style:family="text" style:parent-style-name="Standardnípísmoodstavce"/>
    <style:style style:name="Hypertextovýodkaz" style:display-name="Hypertextový odkaz" style:family="text" style:parent-style-name="Standardnípísmoodstavce">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fo:margin-bottom="0in" fo:line-height="100%"/>
      <style:text-properties style:font-name="Times New Roman" style:font-name-asian="SimSun" style:font-name-complex="Lucida Sans" style:letter-kerning="true" fo:font-size="12pt" style:font-size-asian="12pt" style:font-size-complex="12pt" style:language-asian="zh" style:country-asian="CN" style:language-complex="hi" style:country-complex="IN" fo:hyphenate="false"/>
    </style:style>
    <style:style style:name="Textbody" style:display-name="Text body" style:family="paragraph" style:parent-style-name="Standard">
      <style:paragraph-properties fo:margin-bottom="0.0833in"/>
      <style:text-properties fo:hyphenate="false"/>
    </style:style>
    <style:style style:name="Nadpis3Char" style:display-name="Nadpis 3 Char" style:family="text" style:parent-style-name="Standardnípísmoodstavce">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7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7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7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7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7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7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7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8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8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8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8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8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8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8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9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9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9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9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9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9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9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0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0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0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0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0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0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0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sova, Jana</meta:initial-creator>
    <dc:creator>Jisova, Jana</dc:creator>
    <meta:creation-date>2016-12-13T12:08:00Z</meta:creation-date>
    <dc:date>2016-12-18T15:12:00Z</dc:date>
    <meta:template xlink:href="Normal" xlink:type="simple"/>
    <meta:editing-cycles>7</meta:editing-cycles>
    <meta:editing-duration>PT4260S</meta:editing-duration>
    <meta:document-statistic meta:page-count="3" meta:paragraph-count="14" meta:word-count="1070" meta:character-count="7371" meta:row-count="52" meta:non-whitespace-character-count="6315"/>
  </office:meta>
</office:document-meta>
</file>